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bri" svg:font-family="Calabri"/>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Table1" style:family="table">
      <style:table-properties style:width="5.875in" fo:margin-top="0in" fo:margin-bottom="0in" table:align="left" style:writing-mode="lr-tb"/>
    </style:style>
    <style:style style:name="Table1.A" style:family="table-column">
      <style:table-column-properties style:column-width="2.1875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officeooo:rsid="001fbb3a" officeooo:paragraph-rsid="001fbb3a"/>
    </style:style>
    <style:style style:name="P2" style:family="paragraph" style:parent-style-name="Standard">
      <style:text-properties officeooo:rsid="002497a8" officeooo:paragraph-rsid="002497a8"/>
    </style:style>
    <style:style style:name="P3" style:family="paragraph" style:parent-style-name="Standard">
      <style:text-properties officeooo:rsid="002c5745" officeooo:paragraph-rsid="002c5745"/>
    </style:style>
    <style:style style:name="P4" style:family="paragraph" style:parent-style-name="Standard">
      <style:text-properties officeooo:rsid="0035b7c1" officeooo:paragraph-rsid="0035b7c1"/>
    </style:style>
    <style:style style:name="P5" style:family="paragraph" style:parent-style-name="Standard">
      <style:text-properties officeooo:rsid="003689da" officeooo:paragraph-rsid="003689da"/>
    </style:style>
    <style:style style:name="P6" style:family="paragraph" style:parent-style-name="Standard">
      <style:text-properties officeooo:rsid="003689da" officeooo:paragraph-rsid="003639c8"/>
    </style:style>
    <style:style style:name="P7" style:family="paragraph" style:parent-style-name="Standard">
      <style:text-properties officeooo:paragraph-rsid="003942dc"/>
    </style:style>
    <style:style style:name="P8" style:family="paragraph" style:parent-style-name="Standard">
      <style:text-properties fo:font-weight="bold" officeooo:rsid="003942dc" officeooo:paragraph-rsid="003942dc" style:font-weight-asian="bold"/>
    </style:style>
    <style:style style:name="P9" style:family="paragraph" style:parent-style-name="Standard">
      <style:text-properties officeooo:rsid="003195cc" officeooo:paragraph-rsid="003195cc"/>
    </style:style>
    <style:style style:name="P10" style:family="paragraph" style:parent-style-name="Standard">
      <style:text-properties officeooo:rsid="0048473f" officeooo:paragraph-rsid="0048473f"/>
    </style:style>
    <style:style style:name="P11" style:family="paragraph" style:parent-style-name="Standard">
      <style:text-properties officeooo:rsid="0048473f" officeooo:paragraph-rsid="005ae77f"/>
    </style:style>
    <style:style style:name="P12" style:family="paragraph" style:parent-style-name="Standard">
      <style:text-properties officeooo:rsid="002553f2" officeooo:paragraph-rsid="0068566d"/>
    </style:style>
    <style:style style:name="P13" style:family="paragraph" style:parent-style-name="Standard">
      <style:text-properties officeooo:paragraph-rsid="0062e98a"/>
    </style:style>
    <style:style style:name="P14" style:family="paragraph" style:parent-style-name="Standard">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15" style:family="paragraph" style:parent-style-name="Standard">
      <style:text-properties officeooo:paragraph-rsid="001d649d"/>
    </style:style>
    <style:style style:name="P16" style:family="paragraph" style:parent-style-name="Standard">
      <style:text-properties officeooo:paragraph-rsid="00733457"/>
    </style:style>
    <style:style style:name="P17" style:family="paragraph" style:parent-style-name="Standard">
      <style:text-properties officeooo:rsid="00756bda" officeooo:paragraph-rsid="00756bda"/>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line-height="100%"/>
    </style:style>
    <style:style style:name="P20" style:family="paragraph" style:parent-style-name="Standard">
      <style:paragraph-properties fo:margin-top="0in" fo:margin-bottom="0in" loext:contextual-spacing="false" fo:line-height="100%"/>
      <style:text-properties officeooo:paragraph-rsid="0073ab6d"/>
    </style:style>
    <style:style style:name="P21" style:family="paragraph" style:parent-style-name="Standard">
      <style:paragraph-properties fo:margin-top="0in" fo:margin-bottom="0in" loext:contextual-spacing="false" fo:line-height="100%"/>
      <style:text-properties officeooo:paragraph-rsid="007d8e7d"/>
    </style:style>
    <style:style style:name="P22" style:family="paragraph" style:parent-style-name="Standard">
      <style:paragraph-properties fo:margin-top="0in" fo:margin-bottom="0in" loext:contextual-spacing="false" fo:line-height="100%"/>
      <style:text-properties officeooo:rsid="00191a75" officeooo:paragraph-rsid="00191a75"/>
    </style:style>
    <style:style style:name="P23" style:family="paragraph" style:parent-style-name="Standard">
      <style:paragraph-properties fo:margin-top="0in" fo:margin-bottom="0in" loext:contextual-spacing="false" fo:line-height="100%"/>
      <style:text-properties officeooo:rsid="0062e98a" officeooo:paragraph-rsid="0062e98a"/>
    </style:style>
    <style:style style:name="P24" style:family="paragraph" style:parent-style-name="Standard">
      <style:paragraph-properties fo:margin-top="0in" fo:margin-bottom="0in" loext:contextual-spacing="false" fo:line-height="100%"/>
      <style:text-properties fo:font-variant="normal" fo:text-transform="none" fo:color="#333333" style:font-name="Source Sans Pro" fo:font-size="12pt" fo:letter-spacing="normal" fo:font-style="normal" fo:font-weight="normal" officeooo:rsid="00191a75" officeooo:paragraph-rsid="00191a75"/>
    </style:style>
    <style:style style:name="P25" style:family="paragraph" style:parent-style-name="Standard">
      <style:paragraph-properties fo:margin-top="0in" fo:margin-bottom="0in" loext:contextual-spacing="false" fo:line-height="100%"/>
      <style:text-properties fo:color="#000000"/>
    </style:style>
    <style:style style:name="P26" style:family="paragraph" style:parent-style-name="Standard">
      <style:paragraph-properties fo:margin-top="0in" fo:margin-bottom="0in" loext:contextual-spacing="false" fo:line-height="100%"/>
      <style:text-properties fo:color="#000000" fo:font-weight="normal" officeooo:rsid="0066c1ef" officeooo:paragraph-rsid="0066c1ef" style:font-weight-asian="normal" style:font-weight-complex="normal"/>
    </style:style>
    <style:style style:name="P27" style:family="paragraph" style:parent-style-name="Standard">
      <style:paragraph-properties fo:margin-top="0in" fo:margin-bottom="0in" loext:contextual-spacing="false" fo:line-height="100%"/>
      <style:text-properties fo:color="#ce181e" fo:font-weight="bold" officeooo:rsid="002c5745" style:font-weight-asian="bold" style:font-weight-complex="bold"/>
    </style:style>
    <style:style style:name="P28" style:family="paragraph" style:parent-style-name="Standard">
      <style:paragraph-properties fo:margin-top="0in" fo:margin-bottom="0in" loext:contextual-spacing="false" fo:line-height="100%"/>
      <style:text-properties officeooo:rsid="0068480f" officeooo:paragraph-rsid="0068480f"/>
    </style:style>
    <style:style style:name="P29" style:family="paragraph" style:parent-style-name="Standard">
      <style:paragraph-properties fo:margin-top="0in" fo:margin-bottom="0in" loext:contextual-spacing="false" fo:line-height="100%"/>
      <style:text-properties officeooo:rsid="00755384" officeooo:paragraph-rsid="00755384"/>
    </style:style>
    <style:style style:name="P30" style:family="paragraph" style:parent-style-name="Standard">
      <style:paragraph-properties fo:margin-top="0in" fo:margin-bottom="0in" loext:contextual-spacing="false" fo:line-height="100%"/>
      <style:text-properties officeooo:rsid="00191a75" officeooo:paragraph-rsid="00191a75" fo:background-color="#fff200"/>
    </style:style>
    <style:style style:name="P31" style:family="paragraph" style:parent-style-name="Standard">
      <style:paragraph-properties fo:margin-top="0in" fo:margin-bottom="0in" loext:contextual-spacing="false" fo:line-height="100%"/>
      <style:text-properties officeooo:rsid="00756bda" officeooo:paragraph-rsid="00756bda"/>
    </style:style>
    <style:style style:name="P32" style:family="paragraph" style:parent-style-name="Standard">
      <style:paragraph-properties fo:margin-top="0in" fo:margin-bottom="0.1083in" loext:contextual-spacing="false"/>
      <style:text-properties officeooo:rsid="002bcbf5" officeooo:paragraph-rsid="002bcbf5"/>
    </style:style>
    <style:style style:name="P33" style:family="paragraph" style:parent-style-name="Heading_20_1">
      <style:text-properties officeooo:rsid="002f7f2c" officeooo:paragraph-rsid="002f7f2c"/>
    </style:style>
    <style:style style:name="P34" style:family="paragraph" style:parent-style-name="Heading_20_1">
      <style:text-properties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Preformatted_20_Text">
      <style:text-properties officeooo:rsid="003689da" officeooo:paragraph-rsid="003689da"/>
    </style:style>
    <style:style style:name="P36" style:family="paragraph" style:parent-style-name="Preformatted_20_Text">
      <style:paragraph-properties fo:margin-top="0in" fo:margin-bottom="0.1965in" loext:contextual-spacing="false"/>
    </style:style>
    <style:style style:name="P37" style:family="paragraph" style:parent-style-name="Text_20_body">
      <style:paragraph-properties fo:text-align="center" style:justify-single-word="false"/>
    </style:style>
    <style:style style:name="P38" style:family="paragraph" style:parent-style-name="Standard">
      <style:paragraph-properties fo:margin-left="0.5in" fo:margin-right="0in" fo:text-indent="0in" style:auto-text-indent="false"/>
      <style:text-properties officeooo:rsid="002553f2" officeooo:paragraph-rsid="00756bda"/>
    </style:style>
    <style:style style:name="P39" style:family="paragraph" style:parent-style-name="Standard" style:list-style-name="L1">
      <style:text-properties officeooo:rsid="00756bda" officeooo:paragraph-rsid="00756bda"/>
    </style:style>
    <style:style style:name="P40" style:family="paragraph" style:parent-style-name="Standard" style:list-style-name="L2">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41" style:family="paragraph" style:parent-style-name="Standard" style:list-style-name="L2">
      <style:text-properties officeooo:rsid="006c5cef" officeooo:paragraph-rsid="006c5cef"/>
    </style:style>
    <style:style style:name="P42" style:family="paragraph" style:parent-style-name="Standard">
      <style:text-properties officeooo:paragraph-rsid="008322b4"/>
    </style:style>
    <style:style style:name="P43" style:family="paragraph" style:parent-style-name="Standard">
      <style:text-properties officeooo:rsid="00852ba2" officeooo:paragraph-rsid="00852ba2"/>
    </style:style>
    <style:style style:name="P44" style:family="paragraph" style:parent-style-name="Standard">
      <style:text-properties officeooo:rsid="00338d0f" officeooo:paragraph-rsid="0085f584"/>
    </style:style>
    <style:style style:name="P45" style:family="paragraph" style:parent-style-name="Standard">
      <style:text-properties officeooo:rsid="0087e3d6" officeooo:paragraph-rsid="0087e3d6"/>
    </style:style>
    <style:style style:name="P46" style:family="paragraph" style:parent-style-name="Standard">
      <style:paragraph-properties fo:margin-left="0.5in" fo:margin-right="0in" fo:text-indent="0in" style:auto-text-indent="false"/>
      <style:text-properties officeooo:paragraph-rsid="008322b4"/>
    </style:style>
    <style:style style:name="P47" style:family="paragraph" style:parent-style-name="Standard">
      <style:paragraph-properties fo:margin-top="0.1083in" fo:margin-bottom="0.1083in" loext:contextual-spacing="false"/>
      <style:text-properties officeooo:rsid="002bcbf5" officeooo:paragraph-rsid="008322b4"/>
    </style:style>
    <style:style style:name="P48" style:family="paragraph" style:parent-style-name="Standard">
      <style:paragraph-properties fo:margin-top="0in" fo:margin-bottom="0in" loext:contextual-spacing="false" fo:line-height="100%"/>
      <style:text-properties officeooo:rsid="00842f81" officeooo:paragraph-rsid="00842f81"/>
    </style:style>
    <style:style style:name="P49" style:family="paragraph" style:parent-style-name="Footnote">
      <style:text-properties officeooo:rsid="0083bb7b" officeooo:paragraph-rsid="0083bb7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6735cc" style:font-weight-asian="bold" style:font-weight-complex="bold"/>
    </style:style>
    <style:style style:name="T4" style:family="text">
      <style:text-properties fo:font-weight="bold" officeooo:rsid="00806131" style:font-weight-asian="bold"/>
    </style:style>
    <style:style style:name="T5" style:family="text">
      <style:text-properties fo:font-size="22pt" style:font-size-asian="22pt"/>
    </style:style>
    <style:style style:name="T6" style:family="text">
      <style:text-properties fo:font-size="22pt" officeooo:rsid="00191a75" style:font-size-asian="22pt"/>
    </style:style>
    <style:style style:name="T7" style:family="text">
      <style:text-properties fo:font-size="22pt" officeooo:rsid="0062e98a" style:font-size-asian="22pt"/>
    </style:style>
    <style:style style:name="T8" style:family="text">
      <style:text-properties fo:font-size="22pt" officeooo:rsid="00755384" style:font-size-asian="22pt"/>
    </style:style>
    <style:style style:name="T9" style:family="text">
      <style:text-properties fo:font-style="italic" style:font-style-asian="italic" style:font-style-complex="italic"/>
    </style:style>
    <style:style style:name="T10" style:family="text">
      <style:text-properties fo:font-style="italic" officeooo:rsid="0035b7c1" style:font-style-asian="italic" style:font-style-complex="italic"/>
    </style:style>
    <style:style style:name="T11" style:family="text">
      <style:text-properties fo:font-style="italic" officeooo:rsid="006966eb" style:font-style-asian="italic" style:font-style-complex="italic"/>
    </style:style>
    <style:style style:name="T12" style:family="text">
      <style:text-properties fo:font-style="italic" fo:font-weight="bold" officeooo:rsid="006966eb" style:font-style-asian="italic" style:font-weight-asian="bold" style:font-style-complex="italic" style:font-weight-complex="bold"/>
    </style:style>
    <style:style style:name="T13" style:family="text">
      <style:text-properties officeooo:rsid="00191a75"/>
    </style:style>
    <style:style style:name="T14" style:family="text">
      <style:text-properties officeooo:rsid="001a0952"/>
    </style:style>
    <style:style style:name="T15" style:family="text">
      <style:text-properties officeooo:rsid="001a5996"/>
    </style:style>
    <style:style style:name="T16" style:family="text">
      <style:text-properties officeooo:rsid="001a6268"/>
    </style:style>
    <style:style style:name="T17" style:family="text">
      <style:text-properties officeooo:rsid="001c2e80"/>
    </style:style>
    <style:style style:name="T18" style:family="text">
      <style:text-properties fo:font-style="normal" style:font-style-asian="normal" style:font-style-complex="normal"/>
    </style:style>
    <style:style style:name="T19" style:family="text">
      <style:text-properties fo:font-style="normal" officeooo:rsid="004171cb" style:font-style-asian="normal" style:font-style-complex="normal"/>
    </style:style>
    <style:style style:name="T20" style:family="text">
      <style:text-properties officeooo:rsid="002bcbf5"/>
    </style:style>
    <style:style style:name="T21" style:family="text">
      <style:text-properties officeooo:rsid="002c32fd"/>
    </style:style>
    <style:style style:name="T22" style:family="text">
      <style:text-properties officeooo:rsid="002c5745"/>
    </style:style>
    <style:style style:name="T23" style:family="text">
      <style:text-properties officeooo:rsid="002d9e0f"/>
    </style:style>
    <style:style style:name="T24" style:family="text">
      <style:text-properties officeooo:rsid="0031691b"/>
    </style:style>
    <style:style style:name="T25" style:family="text">
      <style:text-properties officeooo:rsid="00338d0f"/>
    </style:style>
    <style:style style:name="T26" style:family="text">
      <style:text-properties officeooo:rsid="0035b7c1"/>
    </style:style>
    <style:style style:name="T27" style:family="text">
      <style:text-properties officeooo:rsid="0037bc49"/>
    </style:style>
    <style:style style:name="T28" style:family="text">
      <style:text-properties officeooo:rsid="003be52e"/>
    </style:style>
    <style:style style:name="T29" style:family="text">
      <style:text-properties officeooo:rsid="003dc020"/>
    </style:style>
    <style:style style:name="T30" style:family="text">
      <style:text-properties officeooo:rsid="0043bf52"/>
    </style:style>
    <style:style style:name="T31" style:family="text">
      <style:text-properties officeooo:rsid="0044f0ae"/>
    </style:style>
    <style:style style:name="T32" style:family="text">
      <style:text-properties officeooo:rsid="004732eb"/>
    </style:style>
    <style:style style:name="T33" style:family="text">
      <style:text-properties fo:background-color="#fff200" loext:char-shading-value="0"/>
    </style:style>
    <style:style style:name="T34" style:family="text">
      <style:text-properties fo:color="#0000ff"/>
    </style:style>
    <style:style style:name="T35" style:family="text">
      <style:text-properties fo:color="#0000ff" officeooo:rsid="006966eb"/>
    </style:style>
    <style:style style:name="T36" style:family="text">
      <style:text-properties fo:color="#0000ff" officeooo:rsid="0077020f"/>
    </style:style>
    <style:style style:name="T37" style:family="text">
      <style:text-properties officeooo:rsid="0048473f"/>
    </style:style>
    <style:style style:name="T38" style:family="text">
      <style:text-properties officeooo:rsid="004a1972"/>
    </style:style>
    <style:style style:name="T39" style:family="text">
      <style:text-properties officeooo:rsid="004ae0d1"/>
    </style:style>
    <style:style style:name="T40" style:family="text">
      <style:text-properties fo:font-size="12pt" officeooo:rsid="00191a75" style:font-size-asian="12pt" style:font-size-complex="12pt"/>
    </style:style>
    <style:style style:name="T4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06c5cef" style:font-size-asian="12pt" style:font-style-asian="normal" style:font-weight-asian="normal" style:font-size-complex="12pt" style:font-style-complex="normal" style:font-weight-complex="normal"/>
    </style:style>
    <style:style style:name="T43" style:family="text">
      <style:text-properties fo:font-size="12pt" fo:font-style="normal" fo:font-weight="normal" officeooo:rsid="00724ae2" style:font-size-asian="12pt" style:font-style-asian="normal" style:font-weight-asian="normal" style:font-size-complex="12pt" style:font-style-complex="normal" style:font-weight-complex="normal"/>
    </style:style>
    <style:style style:name="T44" style:family="text">
      <style:text-properties officeooo:rsid="005a598a"/>
    </style:style>
    <style:style style:name="T45" style:family="text">
      <style:text-properties style:font-name="DejaVu Sans Mono" fo:font-weight="bold" style:font-weight-asian="bold" style:font-weight-complex="bold"/>
    </style:style>
    <style:style style:name="T46" style:family="text">
      <style:text-properties officeooo:rsid="005ae77f"/>
    </style:style>
    <style:style style:name="T47" style:family="text">
      <style:text-properties officeooo:rsid="0062e98a"/>
    </style:style>
    <style:style style:name="T48" style:family="text">
      <style:text-properties officeooo:rsid="001fbb3a"/>
    </style:style>
    <style:style style:name="T49" style:family="text">
      <style:text-properties fo:font-variant="normal" fo:text-transform="none" fo:color="#333333" style:font-name="Source Sans Pro" fo:font-size="12pt" fo:letter-spacing="normal" fo:font-style="normal" fo:font-weight="normal"/>
    </style:style>
    <style:style style:name="T50" style:family="text">
      <style:text-properties fo:font-variant="normal" fo:text-transform="none" fo:color="#333333" style:font-name="Source Sans Pro" fo:font-size="12pt" fo:letter-spacing="normal" fo:font-style="normal" fo:font-weight="normal" officeooo:rsid="00806131" fo:background-color="transparent" loext:char-shading-value="0"/>
    </style:style>
    <style:style style:name="T51" style:family="text">
      <style:text-properties fo:font-variant="normal" fo:text-transform="none" fo:color="#333333" style:font-name="Source Sans Pro" fo:font-size="12pt" fo:letter-spacing="normal" fo:font-style="normal" fo:font-weight="normal" officeooo:rsid="00806131" fo:background-color="transparent" loext:char-shading-value="0" style:font-size-asian="9.60000038146973pt" style:font-size-complex="11pt"/>
    </style:style>
    <style:style style:name="T52" style:family="text">
      <style:text-properties fo:font-variant="normal" fo:text-transform="none" fo:color="#333333" style:font-name="Source Sans Pro" fo:font-size="12pt" fo:letter-spacing="normal" fo:font-style="normal" style:text-underline-style="none" fo:font-weight="normal"/>
    </style:style>
    <style:style style:name="T53" style:family="text">
      <style:text-properties fo:font-variant="normal" fo:text-transform="none" fo:color="#0000ff" style:font-name="Calabri" fo:font-size="11pt" fo:letter-spacing="normal" fo:font-style="normal" fo:font-weight="normal" officeooo:rsid="00806131" fo:background-color="transparent" loext:char-shading-value="0" style:font-size-asian="9.60000038146973pt" style:font-size-complex="11pt"/>
    </style:style>
    <style:style style:name="T54" style:family="text">
      <style:text-properties officeooo:rsid="00671aab"/>
    </style:style>
    <style:style style:name="T55" style:family="text">
      <style:text-properties officeooo:rsid="006735cc"/>
    </style:style>
    <style:style style:name="T56" style:family="text">
      <style:text-properties officeooo:rsid="0067f61e"/>
    </style:style>
    <style:style style:name="T57" style:family="text">
      <style:text-properties officeooo:rsid="006966eb"/>
    </style:style>
    <style:style style:name="T58" style:family="text">
      <style:text-properties officeooo:rsid="002123e1"/>
    </style:style>
    <style:style style:name="T59" style:family="text">
      <style:text-properties officeooo:rsid="006e5a38"/>
    </style:style>
    <style:style style:name="T60" style:family="text">
      <style:text-properties officeooo:rsid="00724ae2"/>
    </style:style>
    <style:style style:name="T61" style:family="text">
      <style:text-properties officeooo:rsid="00733457"/>
    </style:style>
    <style:style style:name="T62" style:family="text">
      <style:text-properties fo:background-color="transparent" loext:char-shading-value="0"/>
    </style:style>
    <style:style style:name="T63" style:family="text">
      <style:text-properties officeooo:rsid="002c32fd" fo:background-color="transparent" loext:char-shading-value="0"/>
    </style:style>
    <style:style style:name="T64" style:family="text">
      <style:text-properties officeooo:rsid="002123e1" fo:background-color="transparent" loext:char-shading-value="0"/>
    </style:style>
    <style:style style:name="T65" style:family="text">
      <style:text-properties officeooo:rsid="0068566d" fo:background-color="transparent" loext:char-shading-value="0"/>
    </style:style>
    <style:style style:name="T66" style:family="text">
      <style:text-properties officeooo:rsid="0077020f" fo:background-color="transparent" loext:char-shading-value="0"/>
    </style:style>
    <style:style style:name="T67" style:family="text">
      <style:text-properties officeooo:rsid="00806131" fo:background-color="transparent" loext:char-shading-value="0"/>
    </style:style>
    <style:style style:name="T68" style:family="text">
      <style:text-properties officeooo:rsid="0083779b" fo:background-color="transparent" loext:char-shading-value="0"/>
    </style:style>
    <style:style style:name="T69" style:family="text">
      <style:text-properties officeooo:rsid="00852ba2" fo:background-color="transparent" loext:char-shading-value="0"/>
    </style:style>
    <style:style style:name="T70" style:family="text">
      <style:text-properties officeooo:rsid="0077020f"/>
    </style:style>
    <style:style style:name="T71" style:family="text">
      <style:text-properties officeooo:rsid="0078174a"/>
    </style:style>
    <style:style style:name="T72" style:family="text">
      <style:text-properties officeooo:rsid="007a949b"/>
    </style:style>
    <style:style style:name="T73" style:family="text">
      <style:text-properties officeooo:rsid="007d8e7d"/>
    </style:style>
    <style:style style:name="T74" style:family="text">
      <style:text-properties officeooo:rsid="00806131"/>
    </style:style>
    <style:style style:name="T75" style:family="text">
      <style:text-properties officeooo:rsid="0083bb7b"/>
    </style:style>
    <style:style style:name="T76" style:family="text">
      <style:text-properties officeooo:rsid="00842f81"/>
    </style:style>
    <style:style style:name="T77" style:family="text">
      <style:text-properties officeooo:rsid="00852ba2"/>
    </style:style>
    <style:style style:name="T78" style:family="text">
      <style:text-properties officeooo:rsid="0085b25b"/>
    </style:style>
    <style:style style:name="T79" style:family="text">
      <style:text-properties style:use-window-font-color="true" style:font-name="Calibri" fo:font-size="11pt" fo:language="en" fo:country="US" officeooo:rsid="006735cc" style:font-name-asian="Calibri1" style:font-size-asian="11pt" style:language-asian="en" style:country-asian="US" style:font-name-complex="DejaVu Sans" style:font-size-complex="11pt" style:language-complex="ar" style:country-complex="SA"/>
    </style:style>
    <style:style style:name="T80" style:family="text">
      <style:text-properties style:use-window-font-color="true" style:font-name="Calibri" fo:font-size="11pt" fo:language="en" fo:country="US" fo:font-style="italic" fo:font-weight="normal" officeooo:rsid="006735cc" style:font-name-asian="Calibri1" style:font-size-asian="11pt" style:language-asian="en" style:country-asian="US" style:font-style-asian="italic" style:font-weight-asian="normal" style:font-name-complex="DejaVu Sans" style:font-size-complex="11pt" style:language-complex="ar" style:country-complex="SA" style:font-style-complex="italic" style:font-weight-complex="normal"/>
    </style:style>
    <style:style style:name="T81" style:family="text">
      <style:text-properties officeooo:rsid="008ac05b"/>
    </style:style>
    <style:style style:name="T82" style:family="text">
      <style:text-properties officeooo:rsid="008c523c"/>
    </style:style>
    <style:style style:name="T83" style:family="text">
      <style:text-properties officeooo:rsid="008cd23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number-columns-repeated="3"/>
        <table:table-row>
          <table:table-cell office:value-type="string">
            <text:p text:style-name="P8">OWASP ESAPI for Java</text:p>
          </table:table-cell>
          <table:table-cell office:value-type="string">
            <text:p text:style-name="P7"><text:span text:style-name="T1">Security Advisory #</text:span><text:span text:style-name="T4">7</text:span></text:p>
          </table:table-cell>
          <table:table-cell office:value-type="string">
            <text:p text:style-name="P7"><text:a xlink:type="simple" xlink:href="https://www.owasp.org/" text:style-name="ListLabel_20_1" text:visited-style-name="ListLabel_20_1"><text:span text:style-name="Internet_20_link"><text:span text:style-name="T1">The OWASP Foundation</text:span></text:span></text:a></text:p>
          </table:table-cell>
        </table:table-row>
      </table:table>
      <text:p text:style-name="Standard"><text:span text:style-name="Internet_20_link"><text:span text:style-name="T1"/></text:span></text:p>
      <text:p text:style-name="Standard"><text:bookmark text:name="t-t"/><text:span text:style-name="T6">How Does </text:span><text:span text:style-name="T7">CVE-2022-23305</text:span><text:span text:style-name="T5"> </text:span><text:span text:style-name="T6">Impact ESAPI?</text:span></text:p>
      <text:p text:style-name="P37"><text:span text:style-name="T40">Kevin W. Wall &lt;</text:span><text:a xlink:type="simple" xlink:href="mailto:kevin.w.wall@gmail.com" text:style-name="ListLabel_20_2" text:visited-style-name="ListLabel_20_2"><text:span text:style-name="Internet_20_link"><text:span text:style-name="T40">kevin.w.wall@gmail.com</text:span></text:span></text:a><text:span text:style-name="T40">&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19">Category:</text:p>
          </table:table-cell>
          <table:table-cell table:style-name="Table2.A1" office:value-type="string">
            <text:p text:style-name="P30"/>
            <text:p text:style-name="P24"><text:span text:style-name="T62">Improper validation </text:span><text:span text:style-name="T68">(or, specifically, not using parameterized SQL queries) of a SQL statement makes </text:span><text:span text:style-name="T62">Apache Log4j </text:span><text:a xlink:type="simple" xlink:href="https://logging.apache.org/log4j/1.2/apidocs/org/apache/log4j/jdbc/JDBCAppender.html" text:style-name="Internet_20_link" text:visited-style-name="Visited_20_Internet_20_Link"><text:span text:style-name="T67">JDBCAppender</text:span></text:a><text:span text:style-name="T67"> </text:span><text:span text:style-name="T68">vulnerable to SQL Injection.</text:span><text:span text:style-name="T62"> This </text:span><text:span text:style-name="T66">potentially could allow </text:span><text:span text:style-name="T68">attackers to execute unintended SQL statements by entering data that is logged via Log4J 1</text:span><text:span text:style-name="T66">.</text:span></text:p>
          </table:table-cell>
        </table:table-row>
        <table:table-row table:style-name="Table2.1">
          <table:table-cell table:style-name="Table2.A1" office:value-type="string">
            <text:p text:style-name="P19">Module:</text:p>
          </table:table-cell>
          <table:table-cell table:style-name="Table2.A1" office:value-type="string">
            <text:p text:style-name="P22">Log4J 1 – a <text:span text:style-name="T59">compile </text:span>dependency used by ESAPI <text:span text:style-name="T23">(specifically Log4J 1.2.17 in the latest ESAPI version) to support “safe logging”.</text:span></text:p>
          </table:table-cell>
        </table:table-row>
        <table:table-row table:style-name="Table2.1">
          <table:table-cell table:style-name="Table2.A1" office:value-type="string">
            <text:p text:style-name="P19">Announced:</text:p>
          </table:table-cell>
          <table:table-cell table:style-name="Table2.A1" office:value-type="string">
            <text:p text:style-name="P20"><text:span text:style-name="aqj">20</text:span><text:span text:style-name="aqj"><text:span text:style-name="T21">21-1</text:span></text:span><text:span text:style-name="aqj"><text:span text:style-name="T63">2-18 </text:span></text:span><text:span text:style-name="aqj"><text:span text:style-name="T62">via ES</text:span></text:span><text:span text:style-name="aqj">API </text:span><text:span text:style-name="aqj"><text:span text:style-name="T20">User Google Group</text:span></text:span></text:p>
            <text:p text:style-name="P21"><text:span text:style-name="aqj"><text:span text:style-name="T73">(</text:span></text:span><text:a xlink:type="simple" xlink:href="https://groups.google.com/a/owasp.org/g/esapi-project-users/c/sTK9_QO6AcY" text:style-name="Internet_20_link" text:visited-style-name="Visited_20_Internet_20_Link"><text:span text:style-name="aqj"><text:span text:style-name="T73">https://groups.google.com/a/owasp.org/g/esapi-project-users/c/sTK9_QO6AcY</text:span></text:span></text:a><text:span text:style-name="aqj"><text:span text:style-name="T73">)</text:span></text:span></text:p>
          </table:table-cell>
        </table:table-row>
        <table:table-row table:style-name="Table2.1">
          <table:table-cell table:style-name="Table2.A1" office:value-type="string">
            <text:p text:style-name="P19">Credits:</text:p>
          </table:table-cell>
          <table:table-cell table:style-name="Table2.A1" office:value-type="string">
            <text:p text:style-name="P29"><text:s/><text:span text:style-name="T81">GitHub Dependabot and Snyk.</text:span></text:p>
          </table:table-cell>
        </table:table-row>
        <table:table-row table:style-name="Table2.1">
          <table:table-cell table:style-name="Table2.A1" office:value-type="string">
            <text:p text:style-name="P19">Affects:</text:p>
          </table:table-cell>
          <table:table-cell table:style-name="Table2.A1" office:value-type="string">
            <text:p text:style-name="P22">All versions of ESAPI 2.x <text:span text:style-name="T28">and all versions of ESAPI 1.x (no longer supported) if you are using ESAPI’s deprecated log4j 1 logging.</text:span></text:p>
          </table:table-cell>
        </table:table-row>
        <table:table-row table:style-name="Table2.1">
          <table:table-cell table:style-name="Table2.A1" office:value-type="string">
            <text:p text:style-name="P19"><text:span text:style-name="T22">Details</text:span>:</text:p>
          </table:table-cell>
          <table:table-cell table:style-name="Table2.A1" office:value-type="string">
            <text:p text:style-name="P27">Not exploitable as used by ESAPI <text:span text:style-name="T74">in the default configuration</text:span>. See discussion below.</text:p>
            <text:p text:style-name="P26">ESAPI Log4j logging deprecated on 2020-<text:span text:style-name="T54">07-23</text:span> as part of the 2.2.1.0 release.</text:p>
          </table:table-cell>
        </table:table-row>
        <table:table-row table:style-name="Table2.1">
          <table:table-cell table:style-name="Table2.A1" office:value-type="string">
            <text:p text:style-name="P19"><text:span text:style-name="T13">GitHub</text:span> Issue #:</text:p>
          </table:table-cell>
          <table:table-cell table:style-name="Table2.A1" office:value-type="string">
            <text:p text:style-name="P31">None <text:span text:style-name="T71">specifically, but see References section, below.</text:span></text:p>
          </table:table-cell>
        </table:table-row>
        <table:table-row table:style-name="Table2.1">
          <table:table-cell table:style-name="Table2.A8" office:value-type="string">
            <text:p text:style-name="P28">Related:</text:p>
          </table:table-cell>
          <table:table-cell table:style-name="Table2.A8" office:value-type="string">
            <text:p text:style-name="P29">No other ESAPI security bulletin, <text:span text:style-name="T72">unless you want to include one of the several other Log4J 1.x related security bulletins.</text:span></text:p>
          </table:table-cell>
        </table:table-row>
        <table:table-row table:style-name="Table2.1">
          <table:table-cell table:style-name="Table2.A1" office:value-type="string">
            <text:p text:style-name="P19">CWE:</text:p>
          </table:table-cell>
          <table:table-cell table:style-name="Table2.A1" office:value-type="string">
            <text:p text:style-name="P19">CWE-<text:span text:style-name="T75">89 (“Improper Neutralization of Special Elements used in an SQL Command ('SQL Injection')”)</text:span></text:p>
          </table:table-cell>
        </table:table-row>
        <table:table-row table:style-name="Table2.1">
          <table:table-cell table:style-name="Table2.A1" office:value-type="string">
            <text:p text:style-name="P19">CVE Identifier:</text:p>
          </table:table-cell>
          <table:table-cell table:style-name="Table2.A1" office:value-type="string">
            <text:p text:style-name="P23"><text:a xlink:type="simple" xlink:href="https://nvd.nist.gov/vuln/detail/CVE-2022-23305" text:style-name="Internet_20_link" text:visited-style-name="Visited_20_Internet_20_Link">CVE-2022-23305</text:a></text:p>
          </table:table-cell>
        </table:table-row>
        <table:table-row table:style-name="Table2.1">
          <table:table-cell table:style-name="Table2.A1" office:value-type="string">
            <text:p text:style-name="P19">CVSS Severity (version <text:span text:style-name="T15">3.1</text:span>)<text:note text:id="ftn0" text:note-class="footnote"><text:note-citation>1</text:note-citation><text:note-body><text:p text:style-name="P49">As per <text:a xlink:type="simple" xlink:href="https://security.snyk.io/vuln/SNYK-JAVA-LOG4J-2342645" text:style-name="Internet_20_link" text:visited-style-name="Visited_20_Internet_20_Link">https://security.snyk.io/vuln/SNYK-JAVA-LOG4J-2342645</text:a>. As of the date 2022-01-25, neither NIST NVD nor MITRE Corp. had assigned a CVSS score. <text:span text:style-name="T76">Note that this may change!</text:span></text:p></text:note-body></text:note></text:p>
          </table:table-cell>
          <table:table-cell table:style-name="Table2.B11" office:value-type="string">
            <table:table table:name="Table1" table:style-name="Table1">
              <table:table-column table:style-name="Table1.A"/>
              <table:table-column table:style-name="Table1.B"/>
              <table:table-row table:style-name="Table1.1">
                <table:table-cell table:style-name="Table1.A1" office:value-type="string">
                  <text:p text:style-name="P19">CVSS v<text:span text:style-name="T14">3.1</text:span> Base Score:</text:p>
                </table:table-cell>
                <table:table-cell table:style-name="Table1.A1" office:value-type="string">
                  <text:p text:style-name="P29">8.1 (High)</text:p>
                </table:table-cell>
              </table:table-row>
              <table:table-row table:style-name="Table1.1">
                <table:table-cell table:style-name="Table1.A1" office:value-type="string">
                  <text:p text:style-name="P19"><text:s text:c="4"/>Impact Subscore:</text:p>
                </table:table-cell>
                <table:table-cell table:style-name="Table1.A1" office:value-type="string">
                  <text:p text:style-name="P48">Unassigned</text:p>
                </table:table-cell>
              </table:table-row>
              <table:table-row table:style-name="Table1.1">
                <table:table-cell table:style-name="Table1.A1" office:value-type="string">
                  <text:p text:style-name="P19"><text:s text:c="4"/>Exploitability S<text:span text:style-name="T29">ubscore:</text:span></text:p>
                </table:table-cell>
                <table:table-cell table:style-name="Table1.A1" office:value-type="string">
                  <text:p text:style-name="P48">Unassigned</text:p>
                </table:table-cell>
              </table:table-row>
              <table:table-row table:style-name="Table1.1">
                <table:table-cell table:style-name="Table1.A1" office:value-type="string">
                  <text:p text:style-name="P19">CVSS Vector</text:p>
                </table:table-cell>
                <table:table-cell table:style-name="Table1.A1" office:value-type="string">
                  <text:p text:style-name="P25"><text:span text:style-name="Internet_20_link"><text:span text:style-name="T52">CVSS:3.1/AV:N/AC:H/PR:N/UI:N/S:U/C:H/I:H/A:H</text:span></text:span></text:p>
                  <text:p text:style-name="Standard"/>
                </table:table-cell>
              </table:table-row>
            </table:table>
            <text:p text:style-name="P18"/>
          </table:table-cell>
        </table:table-row>
      </table:table>
      <text:h text:style-name="Heading_20_1" text:outline-level="1"><text:soft-page-break/>Background</text:h>
      <text:p text:style-name="Standard"><text:a xlink:type="simple" xlink:href="https://owasp.org/www-project-enterprise-security-api/" text:style-name="Internet_20_link" text:visited-style-name="Visited_20_Internet_20_Link">OWASP ESAPI</text:a> (<text:span text:style-name="T17">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Standard">One of the security controls provided by ESAPI for Java is <text:span text:style-name="T16">its provision for “safe logging” which is designed as a defense against “</text:span><text:a xlink:type="simple" xlink:href="https://cwe.mitre.org/data/definitions/117.html" text:style-name="Internet_20_link" text:visited-style-name="Visited_20_Internet_20_Link"><text:span text:style-name="T16">CWE-117: Improper Output Neutralization for Logs</text:span></text:a><text:span text:style-name="T16">”. Traditionally, ESAPI 1.2 and 2.x, ESAPI has supported both Java’s standard java.util.logging (henceforth referred to as JUL) and Apache’s Log4J 1.x. In ESAPI 2.2.0.0, support for </text:span><text:a xlink:type="simple" xlink:href="http://www.slf4j.org/" text:style-name="Internet_20_link" text:visited-style-name="Visited_20_Internet_20_Link"><text:span text:style-name="T16">SLF4J</text:span></text:a><text:span text:style-name="T16"> was added. For versions of ESAPI, up through and including ESAPI 2.2.0.0, the default configuration for ESAPI has been to use Log4J 1.x and Log4J’s </text:span><text:a xlink:type="simple" xlink:href="https://logging.apache.org/log4j/1.2/apidocs/org/apache/log4j/ConsoleAppender.html" text:style-name="Internet_20_link" text:visited-style-name="Visited_20_Internet_20_Link"><text:span text:style-name="T16">ConsoleAppender</text:span></text:a><text:span text:style-name="T16">. For release 2.2.1.0, the default ESAPI logger was changed to use JUL. It should be noted that this decision to use JUL was made prior to the ESAPI development team becoming aware of any CVEs related specifically to Log4J 1. We switched to making JUL ESAPI’s default logger shortly after Jeremiah Stacey added some important missing functionality to ESAPI’s JUL support to bring it more in line with ESAPI’s Log4J logging format. Thus the reason for the decision was not because of any Log4J 1 CVE though; rather it was made simply on the basis of Apache Log4J 1 being significantly past end-of-life and no longer being supported.</text:span></text:p>
      <text:p text:style-name="P2">Also, as of ESAPI 2.2.1.0, ESAPI has annotated all ESAPI <text:span text:style-name="T27">Log4J-</text:span>related classes as ‘@deprecated’. However, ESAPI’s deprecation policy is that the ESAPI development would not delete any classes, methods, or fields marked as ‘@deprecated’ until either 2 years had passed since the first release when that annotation was added or in the next <text:span text:style-name="T9">major </text:span><text:span text:style-name="T18">release number (which, in this case, would be 3.0). This is ESAPI’s promise to try to give development teams adequate prior warning before doing something that might break backward compatibility for ESAPI users </text:span><text:span text:style-name="T19">in their application code</text:span><text:span text:style-name="T18">.</text:span></text:p>
      <text:h text:style-name="Heading_20_1" text:outline-level="1">Problem Description</text:h>
      <text:p text:style-name="P1">According to the description in NIST’s National Vulnerability Database (NVD), the current description for <text:a xlink:type="simple" xlink:href="https://nvd.nist.gov/vuln/detail/CVE-2022-23305" text:style-name="Internet_20_link" text:visited-style-name="Visited_20_Internet_20_Link"><text:span text:style-name="T74">CVE-2022-23305</text:span></text:a> states:</text:p>
      <text:p text:style-name="P46"><text:span text:style-name="T48">“</text:span><text:span text:style-name="T49">By design, the JDBCAppender in Log4j 1.2.x accepts an SQL statement as a configuration parameter where the values to be inserted are converters from PatternLayout. The message converter, %m, is likely to always be included. This allows attackers to manipulate the SQL by entering crafted strings into input fields or headers of an application that are logged allowing unintended SQL queries to be executed. Note this issue only affects Log4j 1.x when specifically configured to use the JDBCAppender, which is not the default. Beginning in version 2.0-beta8, the JDBCAppender was re-introduced with proper support for parameterized SQL queries and further customization over </text:span><text:soft-page-break/><text:span text:style-name="T49">the columns written to in logs. Apache Log4j 1.2 reached end of life in August 2015. Users should upgrade to Log4j 2 as it addresses numerous other issues from the previous versions.”</text:span></text:p>
      <text:p text:style-name="P43">Note that at time of the initial writing of this security bulletin, neither NIST nor MITRE had assigned a CVSSv3.1 score or any other CVSS score to this vulnerability; however Snyk as assigned it a score of 8.1 (High). See <text:span text:style-name="T81">the </text:span>previous footnote for details.</text:p>
      <text:p text:style-name="P12">So the real question that everyone is asking is “<text:span text:style-name="T82">W</text:span>ill using ESAPI leave my application code exposed to <text:span text:style-name="T47">CVE-2022-23305 </text:span>in a manner that makes this CVE exploitable?” That is the question this analysis attempts to answer, but the TL;DR answer for those of you not interested in the details is,</text:p>
      <text:p text:style-name="P38">“No, <text:span text:style-name="T56">not unless you have your application configured in the following manner:</text:span></text:p>
      <text:list xml:id="list3539370112" text:style-name="L1">
        <text:list-item>
          <text:p text:style-name="P39">You are using the deprecated ESAPI log4j logging</text:p>
        </text:list-item>
        <text:list-item>
          <text:p text:style-name="P39">You have changed your default log4j.xml configuration (or log4j.properfies file, if you’re still <text:span text:style-name="T82">using</text:span> that) file to use JDBCAppender for one of its Appenders.”</text:p>
        </text:list-item>
      </text:list>
      <text:p text:style-name="P17"><text:span text:style-name="T77">The complexity of a successful exploit and the resulting impact may vary greatly depending on the SQL statement that you have defined in the converters defined in </text:span><text:a xlink:type="simple" xlink:href="https://logging.apache.org/log4j/1.2/apidocs/org/apache/log4j/PatternLayout.html" text:style-name="Internet_20_link" text:visited-style-name="Visited_20_Internet_20_Link"><text:span text:style-name="T77">PatternLayout</text:span></text:a><text:span text:style-name="T77">. </text:span>In other words, it’s <text:span text:style-name="T77">probably</text:span> not likely, and with ESAPI’s default configuration, <text:span text:style-name="T77">this particular vulnerability is </text:span>not <text:span text:style-name="T77">exploitable at all</text:span>.</text:p>
      <text:p text:style-name="P42"><text:span text:style-name="T64">Apache Log4J’s </text:span><text:a xlink:type="simple" xlink:href="https://logging.apache.org/log4j/1.2/apidocs/org/apache/log4j/jdbc/JDBCAppender.html" text:style-name="Internet_20_link" text:visited-style-name="Visited_20_Internet_20_Link"><text:span text:style-name="T53">JDBCAppender</text:span></text:a><text:span text:style-name="T50"> </text:span><text:span text:style-name="T64">is a class that is intended for </text:span><text:span text:style-name="T65">sending log events to </text:span><text:span text:style-name="T69">a SQL database</text:span><text:span text:style-name="T65">. </text:span><text:span text:style-name="T78">The default configuration log4j.xml file that is is provided with ESAPI under the GitHub releases as part of the various ‘esapi-</text:span><text:span text:style-name="T11">&lt;version&gt;</text:span><text:span text:style-name="T57">-configuration.jar’ files only uses </text:span><text:a xlink:type="simple" xlink:href="https://logging.apache.org/log4j/1.2/apidocs/org/apache/log4j/ConsoleAppender.html" text:style-name="Internet_20_link" text:visited-style-name="Visited_20_Internet_20_Link"><text:span text:style-name="T57">ConsoleAppender</text:span></text:a><text:span text:style-name="T57"> and is otherwise intentionally rather brain-dead to force client applications to more or less create their own log4j configurations. We expect most client applications still using Log4J 1 for ESAPI logging are using either the default ConsolAppender (and redirecting stdout and/or stderr) or some form of FileAppender and thus should remain safe in regards to this specific vulnerability.</text:span></text:p>
      <text:p text:style-name="P47">Thus, our conclusion is, if you refrain from using Apache <text:span text:style-name="T58">Log4J’s </text:span><text:span text:style-name="T64"><text:s/></text:span><text:a xlink:type="simple" xlink:href="https://logging.apache.org/log4j/1.2/apidocs/org/apache/log4j/jdbc/JDBCAppender.html" text:style-name="Internet_20_link" text:visited-style-name="Visited_20_Internet_20_Link"><text:span text:style-name="T53">JDBCAppender</text:span></text:a><text:span text:style-name="T51"> </text:span>your application should not be exploitable <text:span text:style-name="T57">from </text:span><text:span text:style-name="T11">this </text:span><text:span text:style-name="T12">specific</text:span><text:span text:style-name="T11"> log4j CVE</text:span><text:span text:style-name="T57"> even if you still insist using an unsupported Apache library that is way past its end-of-service date and that ESAPI has deprecated.</text:span></text:p>
      <text:p text:style-name="P32">Despite that, the ESAPI development team <text:span text:style-name="T2">still</text:span> advises <text:span text:style-name="T9">against</text:span> configuring ESAPI.Logger to use Log4J 1. That is why<text:span text:style-name="T30"> </text:span>we have deprecated <text:span text:style-name="T30">the use of Log4J 1</text:span> in ESAPI. The mere fact that Log4J 1.x is unsupported means that there will be no further security patches for it and the next one that does appear in <text:span text:style-name="T25">Log4J 1</text:span> conceivably could be exploitable through ESAPI <text:span text:style-name="T57">when using some more common appender such as FileAppender, ConsoleAppender, etc.</text:span></text:p>
      <text:h text:style-name="Heading_20_1" text:outline-level="1"><text:soft-page-break/>Impact</text:h>
      <text:p text:style-name="P3">So, if ESAPI does not expose an exploitable path to <text:span text:style-name="T47">CVE-2022-23305</text:span>, what then <text:span text:style-name="T9">is</text:span> the concern <text:span text:style-name="T70">(assuming you don’t use JDBCAppender,etc. as described above)</text:span>? <text:span text:style-name="T24">The problem as we see it, and likely how many in the ESAPI users community view it, is that Software Composition Analysis (SCA) tools and/or services like OWASP Dependency Check, </text:span>BlackDuck, Snyk, Veracode's SourceClear, <text:span text:style-name="T24">GitHub Dependabot, </text:span>etc. will continue to give you warnings that you may be required to explain to your management <text:span text:style-name="T31">in order to justify continue using ESAPI in your application.</text:span></text:p>
      <text:p text:style-name="P44">Removing support for Log4J 1 completely from ESAPI <text:span text:style-name="T83">2.x prior to July 23, 2022 </text:span>would be in conflict with ESAPI’s deprecation policy, which is now officially described in ESAPI’s <text:a xlink:type="simple" xlink:href="https://github.com/ESAPI/esapi-java-legacy/blob/develop/README.md" text:style-name="Internet_20_link" text:visited-style-name="Visited_20_Internet_20_Link">README.md</text:a> file, but which has long been our unofficial policy dating back to ESAPI 2.0.0.0. <text:span text:style-name="T55">You are encouraged to use JUL or SLF4J for ESAPI logging, as a workaround which is described in the next section. (Note that we do expect to remove Log4J 1 completely or mark it as ‘provided’ or ‘optional’, but that likely will be no sooner than July 23, 2022. (See the subsection </text:span><text:span text:style-name="T79">“</text:span><text:span text:style-name="T80">Additional Possible Future Plans About Deprecating Log4j 1” below, for further details.)</text:span></text:p>
      <text:p text:style-name="P9">If as an ESAPI user, you absolutely must continue to use ESAPI’s Log4J 1’s logger for compatibility with the rest of your application using Log4J 1.x, <text:span text:style-name="T55">make sure that your logging is </text:span><text:span text:style-name="T3">not</text:span><text:span text:style-name="T55"> configured to use Log4j’s JDBCAppender. You can also </text:span>show your management this security bulletin. <text:span text:style-name="T26">(Of course, if your application has Log4J 1 as a </text:span><text:span text:style-name="T10">direct</text:span><text:span text:style-name="T26"> dependency which you can’t eliminate, it matters little that it is a </text:span><text:span text:style-name="T10">transitive</text:span><text:span text:style-name="T26"> dependency to your application through ESAPI.)</text:span></text:p>
      <text:h text:style-name="Heading_20_1" text:outline-level="1">Workaround</text:h>
      <text:p text:style-name="P4">If you are okay with configuring ESAPI logging to use either JUL (which is the new <text:span text:style-name="T44">ESAPI</text:span> default <text:span text:style-name="T44">starting with the <text:s/>ESAPI 2.2.1.0 release</text:span>) or SLF4J (through which you could support Log4J <text:span text:style-name="T9">2</text:span> <text:span text:style-name="T55">through something like slf4j-log4j2</text:span>), you can use the follow<text:span text:style-name="T32">ing</text:span> (or similar) workaround when building your project:</text:p>
      <text:p text:style-name="P10">First, in your application’s <text:span text:style-name="T45">ESAPI.properties</text:span> file, change the value for the <text:span text:style-name="T45">ESAPI.Logger</text:span> propert<text:span text:style-name="T57">y to either use JUL or SLF4J.</text:span></text:p>
      <text:p text:style-name="P11"><text:span text:style-name="T46">Second</text:span>, in your application’s pom.xml, reference your dependency on the ESAPI jar in this manner:</text:p>
      <text:p text:style-name="P35"><text:span text:style-name="Source_20_Text"><text:s text:c="5"/>&lt;dependency&gt;</text:span></text:p>
      <text:p text:style-name="Preformatted_20_Text"><text:span text:style-name="Source_20_Text"><text:s text:c="6"/>&lt;groupId&gt;org.owasp.esapi&lt;/groupId&gt;</text:span></text:p>
      <text:p text:style-name="Preformatted_20_Text"><text:span text:style-name="Source_20_Text"><text:s text:c="6"/>&lt;artifactId&gt;esapi&lt;/artifactId&gt;</text:span></text:p>
      <text:p text:style-name="Preformatted_20_Text"><text:span text:style-name="Source_20_Text"><text:s text:c="6"/>&lt;version&gt;</text:span><text:span text:style-name="Source_20_Text"><text:span text:style-name="T34">2.2.</text:span></text:span><text:span text:style-name="Source_20_Text"><text:span text:style-name="T35">3</text:span></text:span><text:span text:style-name="Source_20_Text"><text:span text:style-name="T34">.</text:span></text:span><text:span text:style-name="Source_20_Text"><text:span text:style-name="T36">1</text:span></text:span><text:span text:style-name="Source_20_Text">&lt;/version&gt;</text:span></text:p>
      <text:p text:style-name="Preformatted_20_Text"><text:span text:style-name="Source_20_Text"><text:s text:c="6"/></text:span><text:span text:style-name="Source_20_Text"><text:span text:style-name="T33">&lt;exclusions&gt;</text:span></text:span></text:p>
      <text:p text:style-name="Preformatted_20_Text"><text:span text:style-name="Source_20_Text"><text:s text:c="8"/></text:span><text:span text:style-name="Source_20_Text"><text:span text:style-name="T33">&lt;exclusion&gt;</text:span></text:span></text:p>
      <text:p text:style-name="Preformatted_20_Text"><text:span text:style-name="Source_20_Text"><text:s text:c="10"/></text:span><text:span text:style-name="Source_20_Text"><text:span text:style-name="T33">&lt;groupId&gt;log4j&lt;/groupId&gt;</text:span></text:span></text:p>
      <text:p text:style-name="Preformatted_20_Text"><text:span text:style-name="Source_20_Text"><text:s text:c="10"/></text:span><text:span text:style-name="Source_20_Text"><text:span text:style-name="T33">&lt;artifactId&gt;log4j&lt;/artifactId&gt;</text:span></text:span></text:p>
      <text:p text:style-name="Preformatted_20_Text"><text:soft-page-break/><text:span text:style-name="Source_20_Text"><text:s text:c="8"/></text:span><text:span text:style-name="Source_20_Text"><text:span text:style-name="T33">&lt;/exclusion&gt;</text:span></text:span></text:p>
      <text:p text:style-name="Preformatted_20_Text"><text:span text:style-name="Source_20_Text"><text:s text:c="6"/>&lt;/exclusions&gt;</text:span></text:p>
      <text:p text:style-name="P36"><text:span text:style-name="Source_20_Text"><text:s text:c="4"/>&lt;/dependency&gt;</text:span></text:p>
      <text:p text:style-name="P5">(Or whatever version of ESAPI you are using; hopefully the latest version.) When you then build your project, this should exclude the log4j jar from your classpath. (Note that you do not have to specify a ‘version’.) Note that this of course will only work if you have no other direct or transitive dependencies on Log4J 1.x.</text:p>
      <text:p text:style-name="P5">You can also exclude specific transitive dependencies using Gradle. If you use Grad<text:span text:style-name="T83">l</text:span>e, follow these <text:a xlink:type="simple" xlink:href="https://discuss.gradle.org/t/how-do-i-exclude-specific-transitive-dependencies-of-something-i-depend-on/17991" text:style-name="Internet_20_link" text:visited-style-name="Visited_20_Internet_20_Link">general instructions</text:a>.</text:p>
      <text:p text:style-name="P6">Note that us<text:span text:style-name="T37">ing</text:span> this workaround with SLF4J requires ESAPI 2.2.0.0 or later; however, you should be able to use this for any version of ESAPI 2.x if you <text:span text:style-name="T38">are willing to</text:span> us<text:span text:style-name="T38">e</text:span> JUL for ESAPI logging. (Note that if you switch to using JUL for ESAPI versions prior to 2.2.1.0, the logging output will like slightly different than what you get with it configured to use Log4J 1, but it will still do “safe” logging.)</text:p>
      <text:h text:style-name="Heading_20_1" text:outline-level="1">Solution</text:h>
      <text:p text:style-name="P5">The only “real” solution to this is to have OWASP ESAPI completely remove Log4J 1 as a dependency. <text:span text:style-name="T60">(See GitHub issue </text:span><text:a xlink:type="simple" xlink:href="https://github.com/ESAPI/esapi-java-legacy/issues/534" text:style-name="Internet_20_link" text:visited-style-name="Visited_20_Internet_20_Link"><text:span text:style-name="T60">#534</text:span></text:a><text:span text:style-name="T60">.) </text:span>In release 2.2.1.0 it has been deprecated <text:span text:style-name="T60">but</text:span> we cannot remove it immediately and continue to honor our deprecation policy <text:span text:style-name="T60">(</text:span>until either two years from the <text:span text:style-name="T60">release where it was first announced, which was on the July 23, 2020 release date for the </text:span>2.2.1.0 release or in the next major release of ESAPI, which will be 3.0). ESAPI 3.0 is currently only in planning stages. Until then you will either have to live with the workaround or accept the warnings from various SCA scanners. <text:span text:style-name="T39">If you decide to live with the SCA scanner warnings, perhaps you can show your management this ESAPI security bulletin to convince them that using ESAPI does not make CVE-2022-23305 exploitable to your application because of the restricted way that ESAPI uses Log4J 1 classes.</text:span></text:p>
      <text:h text:style-name="P34" text:outline-level="1">Additional Possible Future Plans About Deprecating Log4j 1</text:h>
      <text:p text:style-name="P14">The ESAPI development team is also kicking around some ideas such as:</text:p>
      <text:list xml:id="list825240663" text:style-name="L2">
        <text:list-item>
          <text:p text:style-name="P40"><text:span text:style-name="T60">GitHub Issue </text:span><text:a xlink:type="simple" xlink:href="https://github.com/ESAPI/esapi-java-legacy/issues/610" text:style-name="Internet_20_link" text:visited-style-name="Visited_20_Internet_20_Link"><text:span text:style-name="T60">#610</text:span></text:a><text:span text:style-name="T60"> - </text:span>Logging a WARNING for the first ESAPI log4j output that comes out that warns that ESAPI log4j has been deprecated in release 2.2.1.0 and will be removed in the first release after the 2 year period (i.e., after July 23, 2022).</text:p>
        </text:list-item>
        <text:list-item>
          <text:p text:style-name="P41"><text:span text:style-name="T43">GitHub Issue </text:span><text:a xlink:type="simple" xlink:href="https://github.com/ESAPI/esapi-java-legacy/issues/609" text:style-name="Internet_20_link" text:visited-style-name="Visited_20_Internet_20_Link"><text:span text:style-name="T43">#609</text:span></text:a><text:span text:style-name="T43"> - </text:span><text:span text:style-name="T42">C</text:span><text:span text:style-name="T41">hanging the log4j 1 dependency in ESAPI’s pom.xml to make the log4j 1.2.17 jar to have a scope of either ‘provided’ or ‘optional’ so that ESAPI will no longer include it as a dependency. That is likely to have it’s </text:span><text:soft-page-break/><text:span text:style-name="T41">own serious consequences for those who are still using ESAPI logging with log4j so we </text:span><text:span text:style-name="T43">eventually decided it was not worth the effort and closed this.</text:span></text:p>
        </text:list-item>
      </text:list>
      <text:h text:style-name="Heading_20_1" text:outline-level="1">Additional Precautions</text:h>
      <text:p text:style-name="P5">Run OWASP Dependency Check or a similar SCA tool or service on your final project configuration to ensure that you have no Log4J <text:span text:style-name="T39">1 </text:span>dependencies in your application’s class path.</text:p>
      <text:h text:style-name="P33" text:outline-level="1">Acknowledgments</text:h>
      <text:p text:style-name="P45">Synk and GitHub Dependabot warnings.</text:p>
      <text:h text:style-name="Heading_20_1" text:outline-level="1">References</text:h>
      <text:p text:style-name="P13"><text:a xlink:type="simple" xlink:href="https://nvd.nist.gov/vuln/detail/CVE-2022-23305" text:style-name="Internet_20_link" text:visited-style-name="Visited_20_Internet_20_Link"><text:span text:style-name="T74">https://nvd.nist.gov/vuln/detail/CVE-2022-23305</text:span></text:a></text:p>
      <text:p text:style-name="P15"><text:span text:style-name="T17">GitHub</text:span> Issue #<text:span text:style-name="T61">534 (</text:span><text:a xlink:type="simple" xlink:href="https://github.com/ESAPI/esapi-java-legacy/issues/534" text:style-name="Internet_20_link" text:visited-style-name="Visited_20_Internet_20_Link"><text:span text:style-name="T61">https://github.com/ESAPI/esapi-java-legacy/issues/534</text:span></text:a><text:span text:style-name="T61">)</text:span></text:p>
      <text:p text:style-name="P16"><text:span text:style-name="T17">GitHub</text:span> Issue #<text:span text:style-name="T47">609 (</text:span><text:a xlink:type="simple" xlink:href="https://github.com/ESAPI/esapi-java-legacy/issues/609" text:style-name="Internet_20_link" text:visited-style-name="Visited_20_Internet_20_Link"><text:span text:style-name="T47">https://github.com/ESAPI/esapi-java-legacy/issues/609</text:span></text:a><text:span text:style-name="T47">)</text:span></text:p>
      <text:p text:style-name="P16"><text:span text:style-name="T17">GitHub</text:span> Issue #<text:span text:style-name="T47">610 (</text:span><text:a xlink:type="simple" xlink:href="https://github.com/ESAPI/esapi-java-legacy/issues/610" text:style-name="Internet_20_link" text:visited-style-name="Visited_20_Internet_20_Link"><text:span text:style-name="T47">https://github.com/ESAPI/esapi-java-legacy/issues/610</text:span></text:a><text:span text:style-name="T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bri" svg:font-family="Calabri"/>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1-03-20T21:39:02.832472778</meta:print-date>
    <dc:date>2022-01-26T10:14:22.790345472</dc:date>
    <meta:editing-cycles>86</meta:editing-cycles>
    <meta:editing-duration>P1DT2H57M21S</meta:editing-duration>
    <meta:generator>LibreOffice/6.0.7.3$Linux_X86_64 LibreOffice_project/00m0$Build-3</meta:generator>
    <meta:printed-by>Kevin Wall</meta:printed-by>
    <meta:document-statistic meta:table-count="3" meta:image-count="0" meta:object-count="0" meta:page-count="6" meta:paragraph-count="91" meta:word-count="1994" meta:character-count="12911" meta:non-whitespace-character-count="10925"/>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